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4"/>
    <style:style style:name="ce5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  <style:map style:condition="cell-content()&gt;0" style:apply-style-name="Good" style:base-cell-address="structure_thesis.H21"/>
      <style:map style:condition="cell-content()&lt;0" style:apply-style-name="Error" style:base-cell-address="structure_thesis.H21"/>
    </style:style>
  </office:automatic-styles>
  <office:body>
    <office:spreadsheet>
      <table:calculation-settings table:automatic-find-labels="false" table:use-regular-expressions="false" table:use-wildcards="true"/>
      <table:table table:name="interview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Interview</text:p>
          </table:table-cell>
          <table:table-cell table:style-name="Default" office:value-type="string" calcext:value-type="string">
            <text:p>Dauer</text:p>
          </table:table-cell>
          <table:table-cell table:style-name="Default" office:value-type="string" calcext:value-type="string">
            <text:p>Pag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time" office:time-value="PT01H19M09S" calcext:value-type="time">
            <text:p>01:19: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time" office:time-value="PT01H05M55S" calcext:value-type="time">
            <text:p>01:05: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time" office:time-value="PT01H15M44S" calcext:value-type="time">
            <text:p>01:15: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time" office:time-value="PT01H28M34S" calcext:value-type="time">
            <text:p>01:28: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time" office:time-value="PT01H08M05S" calcext:value-type="time">
            <text:p>01:08: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time" office:time-value="PT00H59M28S" calcext:value-type="time">
            <text:p>00:59: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time" office:time-value="PT01H32M03S" calcext:value-type="time">
            <text:p>01:32: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time" office:time-value="PT01H24M24S" calcext:value-type="time">
            <text:p>01:24: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time" office:time-value="PT02H08M45S" calcext:value-type="time">
            <text:p>02:08: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SUM([.B2:.B10])" office:value-type="time" office:time-value="PT12H22M07S" calcext:value-type="time">
            <text:p>12:22:07</text:p>
          </table:table-cell>
          <table:table-cell table:formula="of:=SUM([.C2:.C10])" office:value-type="float" office:value="162" calcext:value-type="float">
            <text:p>162</text:p>
          </table:table-cell>
        </table:table-row>
      </table:table>
      <table:table table:name="structure_thesis" table:style-name="ta1">
        <table:table-column table:style-name="co1" table:default-cell-style-name="ce7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table:number-columns-repeated="4"/>
          <table:table-cell table:style-name="ce10" office:value-type="string" calcext:value-type="string">
            <text:p>Tage</text:p>
          </table:table-cell>
          <table:table-cell table:style-name="ce10" office:value-type="string" calcext:value-type="string">
            <text:p>Tage Total</text:p>
          </table:table-cell>
          <table:table-cell table:number-columns-repeated="58"/>
        </table:table-row>
        <table:table-row table:style-name="ro2">
          <table:table-cell table:style-name="ce8" office:value-type="string" calcext:value-type="string">
            <text:p>No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Pla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2" calcext:value-type="float">
            <text:p>22</text:p>
          </table:table-cell>
          <table:table-cell table:style-name="ce20" table:formula="of:=[.E2]/[.F2]" office:value-type="percentage" office:value="0.227272727272727" calcext:value-type="percentage">
            <text:p>22,73 %</text:p>
          </table:table-cell>
          <table:table-cell table:style-name="ce9"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tract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Introduction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ory</text:p>
          </table:table-cell>
          <table:table-cell table:style-name="ce10" table:formula="of:=SUM([.C6:.C9]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.1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3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4</text:p>
          </table:table-cell>
          <table:table-cell/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Research Design</text:p>
          </table:table-cell>
          <table:table-cell table:style-name="ce10" table:formula="of:=SUM([.C11:.C12])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Data Collection</text:p>
          </table:table-cell>
          <table:table-cell table:style-name="ce11" office:value-type="float" office:value="3.5" calcext:value-type="float">
            <text:p>3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Data Analysis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Findings</text:p>
          </table:table-cell>
          <table:table-cell table:style-name="ce10" table:formula="of:=SUM([.C14:.C17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Field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SW Us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P Software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Domain Factors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Discus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German Conclusion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9"/>
          <table:table-cell table:style-name="ce9" table:formula="of:=[.C20]+[.C19]+[.C18]+[.C13]+[.C10]+[.C5]+[.C4]+[.C3]" office:value-type="float" office:value="11" calcext:value-type="float">
            <text:p>11</text:p>
          </table:table-cell>
          <table:table-cell table:style-name="ce9" table:formula="of:=SUM([.D3:.D20])" office:value-type="float" office:value="55.5" calcext:value-type="float">
            <text:p>55,5</text:p>
          </table:table-cell>
          <table:table-cell table:style-name="ce9" table:number-columns-repeated="2"/>
          <table:table-cell table:style-name="ce20" table:formula="of:=[.C21]/[.D21]" office:value-type="percentage" office:value="0.198198198198198" calcext:value-type="percentage">
            <text:p>19,82 %</text:p>
          </table:table-cell>
          <table:table-cell table:style-name="ce21" table:formula="of:=[.G21]-[.G2]" office:value-type="percentage" office:value="-0.0290745290745291" calcext:value-type="percentage">
            <text:p>-2,91 %</text:p>
          </table:table-cell>
          <table:table-cell table:style-name="ce9" table:number-columns-repeated="56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ructure_thesis.H21:structure_thesis.H21">
            <calcext:condition calcext:apply-style-name="Good" calcext:value="&gt;0" calcext:base-cell-address="structure_thesis.H21"/>
            <calcext:condition calcext:apply-style-name="Error" calcext:value="&lt;0" calcext:base-cell-address="structure_thesis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.00.0000</text:date>, <text:time style:data-style-name="N2" text:time-value="16:41:58.212268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09-25T23:00:49.092269368</dc:date>
    <dc:creator>Ronny Gey</dc:creator>
    <meta:editing-duration>P1DT18H44M54S</meta:editing-duration>
    <meta:editing-cycles>27</meta:editing-cycles>
    <meta:document-statistic meta:table-count="2" meta:cell-count="104" meta:object-count="0"/>
  </office:meta>
</office:document-meta>
</file>